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112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7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8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0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1" style:family="graphic" style:parent-style-name="objectwithoutfill">
      <style:graphic-properties svg:stroke-width="0.05cm" svg:stroke-color="#3333ff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2" style:family="graphic" style:parent-style-name="Default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43" style:family="graphic" style:parent-style-name="Default_5f_1">
      <style:graphic-properties svg:stroke-color="#3333ff" draw:fill-color="#ffffff" draw:textarea-horizontal-align="left" draw:textarea-vertical-align="top" draw:auto-grow-height="false" fo:min-height="3.25cm" fo:min-width="3.6cm" fo:padding-left="0.15cm"/>
    </style:style>
    <style:style style:name="gr44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45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6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9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0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  <style:text-properties fo:color="#00cc00" fo:font-size="7pt" style:font-size-asian="18pt" style:font-size-complex="18pt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  <draw:custom-shape draw:style-name="gr32" draw:text-style-name="P13" draw:layer="layout" svg:width="4.15cm" svg:height="2cm" svg:x="9.4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9.4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93cm" svg:y1="11.2cm" svg:x2="8.453cm" svg:y2="11.2cm">
          <text:p/>
        </draw:line>
        <draw:line draw:style-name="gr16" draw:text-style-name="P9" draw:layer="layout" svg:x1="14.085cm" svg:y1="27.004cm" svg:x2="14.085cm" svg:y2="23.724cm">
          <text:p/>
        </draw:line>
        <draw:frame draw:style-name="gr34" draw:text-style-name="P17" draw:layer="layout" svg:width="3.245cm" svg:height="0.801cm" svg:x="11.33cm" svg:y="26.973cm">
          <draw:text-box>
            <text:p text:style-name="P16"><text:span text:style-name="T5">TVA_T_FORMS_DET</text:span></text:p>
            <text:p text:style-name="P16"><text:span text:style-name="T5">TVA_T_RECORDS_DET</text:span></text:p>
          </draw:text-box>
        </draw:frame>
      </draw:page>
      <draw:page draw:name="page2" draw:style-name="dp1" draw:master-page-name="Default">
        <draw:custom-shape draw:style-name="gr35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8.497cm" svg:y1="11.185cm" svg:x2="21.994cm" svg:y2="11.185cm">
          <text:p/>
        </draw:line>
        <draw:frame draw:style-name="gr39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0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7.098cm" svg:y1="11.223cm" svg:x2="25.987cm" svg:y2="11.211cm">
          <text:p/>
        </draw:lin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cm" svg:y1="15.738cm" svg:x2="27.1cm" svg:y2="11.206cm">
          <text:p/>
        </draw:line>
        <draw:custom-shape draw:style-name="gr42" draw:text-style-name="P4" draw:layer="layout" svg:width="4cm" svg:height="2.5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ENCE</text:span><text:span text:style-name="T2"><text:tab/></text:span><text:span text:style-name="T2">X(1)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3" draw:text-style-name="P4" draw:layer="layout" svg:width="4cm" svg:height="3.5cm" svg:x="8.5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_RULE</text:span><text:span text:style-name="T2"><text:tab/></text:span><text:span text:style-name="T2">VX(256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_RULE</text:span><text:span text:style-name="T2"><text:tab/></text:span><text:span text:style-name="T2">VX(256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30" draw:text-style-name="P9" draw:layer="layout" svg:x1="26.966cm" svg:y1="11.211cm" svg:x2="28.004cm" svg:y2="11.211cm">
          <text:p/>
        </draw:line>
        <draw:line draw:style-name="gr44" draw:text-style-name="P18" draw:layer="layout" svg:x1="31.998cm" svg:y1="17.833cm" svg:x2="32.998cm" svg:y2="17.833cm">
          <text:p/>
        </draw:line>
        <draw:frame draw:style-name="gr34" draw:text-style-name="P17" draw:layer="layout" svg:width="3.537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44" draw:text-style-name="P18" draw:layer="layout" svg:x1="12.483cm" svg:y1="18.27cm" svg:x2="13.483cm" svg:y2="18.27cm">
          <text:p/>
        </draw:line>
        <draw:frame draw:style-name="gr34" draw:text-style-name="P17" draw:layer="layout" svg:width="3.537cm" svg:height="0.526cm" svg:x="13.297cm" svg:y="18.01cm">
          <draw:text-box>
            <text:p text:style-name="P16"><text:span text:style-name="T5">OFA_T_OPE_TEMPLATES</text:span></text:p>
          </draw:text-box>
        </draw:frame>
      </draw:page>
      <draw:page draw:name="page3" draw:style-name="dp1" draw:master-page-name="Default">
        <draw:custom-shape draw:style-name="gr45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7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8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4cm" svg:height="1cm" svg:x="19.82cm" svg:y="11.002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4cm" svg:height="0.5cm" svg:x="19.82cm" svg:y="10.501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4-29T11:51:09.996112805</dc:date>
    <meta:editing-duration>P33DT4H6M50S</meta:editing-duration>
    <meta:editing-cycles>204</meta:editing-cycles>
    <meta:generator>LibreOffice/5.0.5.2$Linux_X86_64 LibreOffice_project/00$Build-2</meta:generator>
    <meta:document-statistic meta:object-count="186"/>
  </office:meta>
</office:document-meta>
</file>